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4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VectorizeMe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Shares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1-10" calcext:value-type="date">
            <text:p>2005-01-1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1-11" calcext:value-type="date">
            <text:p>2005-01-1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1-13" calcext:value-type="date">
            <text:p>2005-01-13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1-31" calcext:value-type="date">
            <text:p>2005-01-3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2-03" calcext:value-type="date">
            <text:p>2005-02-03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2-04" calcext:value-type="date">
            <text:p>2005-02-04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3-03" calcext:value-type="date">
            <text:p>2005-03-0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3-09" calcext:value-type="date">
            <text:p>2005-03-09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3-09" calcext:value-type="date">
            <text:p>2005-03-09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5-03-14" calcext:value-type="date">
            <text:p>2005-03-14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3-17" calcext:value-type="date">
            <text:p>2005-03-17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5-03-28" calcext:value-type="date">
            <text:p>2005-03-28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5-04-07" calcext:value-type="date">
            <text:p>2005-04-07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5-04-15" calcext:value-type="date">
            <text:p>2005-04-15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4-15" calcext:value-type="date">
            <text:p>2005-04-15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5-04-21" calcext:value-type="date">
            <text:p>2005-04-21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5-03" calcext:value-type="date">
            <text:p>2005-05-0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5-13" calcext:value-type="date">
            <text:p>2005-05-13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5-19" calcext:value-type="date">
            <text:p>2005-05-19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5-25" calcext:value-type="date">
            <text:p>2005-05-25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6-08" calcext:value-type="date">
            <text:p>2005-06-08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5-06-14" calcext:value-type="date">
            <text:p>2005-06-14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7-18" calcext:value-type="date">
            <text:p>2005-07-18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7-19" calcext:value-type="date">
            <text:p>2005-07-19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8-01" calcext:value-type="date">
            <text:p>2005-08-01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8-04" calcext:value-type="date">
            <text:p>2005-08-04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8-15" calcext:value-type="date">
            <text:p>2005-08-15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9-01" calcext:value-type="date">
            <text:p>2005-09-0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9-08" calcext:value-type="date">
            <text:p>2005-09-08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9-09" calcext:value-type="date">
            <text:p>2005-09-09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5-09-12" calcext:value-type="date">
            <text:p>2005-09-12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5-09-28" calcext:value-type="date">
            <text:p>2005-09-28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9-28" calcext:value-type="date">
            <text:p>2005-09-28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09-30" calcext:value-type="date">
            <text:p>2005-09-30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5-10-24" calcext:value-type="date">
            <text:p>2005-10-24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10-24" calcext:value-type="date">
            <text:p>2005-10-24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11-03" calcext:value-type="date">
            <text:p>2005-11-0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11-28" calcext:value-type="date">
            <text:p>2005-11-28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5-11-29" calcext:value-type="date">
            <text:p>2005-11-29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5-12-14" calcext:value-type="date">
            <text:p>2005-12-14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6-01-06" calcext:value-type="date">
            <text:p>2006-01-06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6-01-10" calcext:value-type="date">
            <text:p>2006-01-1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6-01-18" calcext:value-type="date">
            <text:p>2006-01-18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6-01-20" calcext:value-type="date">
            <text:p>2006-01-2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6-02-06" calcext:value-type="date">
            <text:p>2006-02-06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6-02-15" calcext:value-type="date">
            <text:p>2006-02-15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6-02-16" calcext:value-type="date">
            <text:p>2006-02-16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6-02-28" calcext:value-type="date">
            <text:p>2006-02-28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6-03-23" calcext:value-type="date">
            <text:p>2006-03-2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6-03-30" calcext:value-type="date">
            <text:p>2006-03-30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6-03-31" calcext:value-type="date">
            <text:p>2006-03-3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6-04-21" calcext:value-type="date">
            <text:p>2006-04-21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6-05-01" calcext:value-type="date">
            <text:p>2006-05-01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6-05-18" calcext:value-type="date">
            <text:p>2006-05-18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6-06-13" calcext:value-type="date">
            <text:p>2006-06-13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6-06-29" calcext:value-type="date">
            <text:p>2006-06-29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6-06-29" calcext:value-type="date">
            <text:p>2006-06-29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6-07-12" calcext:value-type="date">
            <text:p>2006-07-12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6-07-13" calcext:value-type="date">
            <text:p>2006-07-13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6-07-14" calcext:value-type="date">
            <text:p>2006-07-14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6-07-20" calcext:value-type="date">
            <text:p>2006-07-20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6-07-20" calcext:value-type="date">
            <text:p>2006-07-2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6-07-24" calcext:value-type="date">
            <text:p>2006-07-24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6-08-15" calcext:value-type="date">
            <text:p>2006-08-15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6-09-11" calcext:value-type="date">
            <text:p>2006-09-11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6-09-12" calcext:value-type="date">
            <text:p>2006-09-12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6-09-13" calcext:value-type="date">
            <text:p>2006-09-13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6-09-26" calcext:value-type="date">
            <text:p>2006-09-26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6-09-29" calcext:value-type="date">
            <text:p>2006-09-29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6-09-29" calcext:value-type="date">
            <text:p>2006-09-29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7-01-10" calcext:value-type="date">
            <text:p>2007-01-1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7-01-18" calcext:value-type="date">
            <text:p>2007-01-18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7-03-02" calcext:value-type="date">
            <text:p>2007-03-02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7-03-19" calcext:value-type="date">
            <text:p>2007-03-19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7-03-21" calcext:value-type="date">
            <text:p>2007-03-2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7-04-09" calcext:value-type="date">
            <text:p>2007-04-09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7-05-30" calcext:value-type="date">
            <text:p>2007-05-30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7-05-30" calcext:value-type="date">
            <text:p>2007-05-3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7-06-13" calcext:value-type="date">
            <text:p>2007-06-1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7-06-14" calcext:value-type="date">
            <text:p>2007-06-14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7-07-05" calcext:value-type="date">
            <text:p>2007-07-05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7-07-12" calcext:value-type="date">
            <text:p>2007-07-12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7-07-24" calcext:value-type="date">
            <text:p>2007-07-24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7-07-26" calcext:value-type="date">
            <text:p>2007-07-26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7-07-26" calcext:value-type="date">
            <text:p>2007-07-26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7-08-08" calcext:value-type="date">
            <text:p>2007-08-08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7-09-21" calcext:value-type="date">
            <text:p>2007-09-21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7-09-25" calcext:value-type="date">
            <text:p>2007-09-25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7-10-19" calcext:value-type="date">
            <text:p>2007-10-19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7-11-08" calcext:value-type="date">
            <text:p>2007-11-08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7-11-08" calcext:value-type="date">
            <text:p>2007-11-08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7-11-12" calcext:value-type="date">
            <text:p>2007-11-12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7-11-23" calcext:value-type="date">
            <text:p>2007-11-2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7-11-23" calcext:value-type="date">
            <text:p>2007-11-23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1-02" calcext:value-type="date">
            <text:p>2008-01-02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1-04" calcext:value-type="date">
            <text:p>2008-01-04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1-16" calcext:value-type="date">
            <text:p>2008-01-16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1-23" calcext:value-type="date">
            <text:p>2008-01-23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1-24" calcext:value-type="date">
            <text:p>2008-01-24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2-04" calcext:value-type="date">
            <text:p>2008-02-04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2-05" calcext:value-type="date">
            <text:p>2008-02-05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2-13" calcext:value-type="date">
            <text:p>2008-02-1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3-24" calcext:value-type="date">
            <text:p>2008-03-24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4-11" calcext:value-type="date">
            <text:p>2008-04-1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8-04-21" calcext:value-type="date">
            <text:p>2008-04-21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4-21" calcext:value-type="date">
            <text:p>2008-04-2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4-29" calcext:value-type="date">
            <text:p>2008-04-29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5-09" calcext:value-type="date">
            <text:p>2008-05-09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8-05-16" calcext:value-type="date">
            <text:p>2008-05-16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5-19" calcext:value-type="date">
            <text:p>2008-05-19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5-21" calcext:value-type="date">
            <text:p>2008-05-21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5-21" calcext:value-type="date">
            <text:p>2008-05-21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8-05-23" calcext:value-type="date">
            <text:p>2008-05-23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8-05-29" calcext:value-type="date">
            <text:p>2008-05-29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5-29" calcext:value-type="date">
            <text:p>2008-05-29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6-05" calcext:value-type="date">
            <text:p>2008-06-05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7-16" calcext:value-type="date">
            <text:p>2008-07-16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7-28" calcext:value-type="date">
            <text:p>2008-07-28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7-30" calcext:value-type="date">
            <text:p>2008-07-30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8-05" calcext:value-type="date">
            <text:p>2008-08-05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8-06" calcext:value-type="date">
            <text:p>2008-08-06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8-26" calcext:value-type="date">
            <text:p>2008-08-26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9-04" calcext:value-type="date">
            <text:p>2008-09-04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8-09-08" calcext:value-type="date">
            <text:p>2008-09-08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9-10" calcext:value-type="date">
            <text:p>2008-09-10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09-17" calcext:value-type="date">
            <text:p>2008-09-17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8-09-18" calcext:value-type="date">
            <text:p>2008-09-18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8-10-13" calcext:value-type="date">
            <text:p>2008-10-1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9-02-09" calcext:value-type="date">
            <text:p>2009-02-09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9-02-17" calcext:value-type="date">
            <text:p>2009-02-17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9-02-18" calcext:value-type="date">
            <text:p>2009-02-18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9-02-25" calcext:value-type="date">
            <text:p>2009-02-25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9-04-02" calcext:value-type="date">
            <text:p>2009-04-02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9-04-03" calcext:value-type="date">
            <text:p>2009-04-03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9-04-03" calcext:value-type="date">
            <text:p>2009-04-0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9-04-09" calcext:value-type="date">
            <text:p>2009-04-09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9-04-20" calcext:value-type="date">
            <text:p>2009-04-20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9-05-01" calcext:value-type="date">
            <text:p>2009-05-01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9-05-12" calcext:value-type="date">
            <text:p>2009-05-12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09-05-13" calcext:value-type="date">
            <text:p>2009-05-13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9-05-18" calcext:value-type="date">
            <text:p>2009-05-1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9-06-10" calcext:value-type="date">
            <text:p>2009-06-1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9-09-14" calcext:value-type="date">
            <text:p>2009-09-1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9-09-16" calcext:value-type="date">
            <text:p>2009-09-16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9-10-01" calcext:value-type="date">
            <text:p>2009-10-0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9-10-15" calcext:value-type="date">
            <text:p>2009-10-15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9-10-20" calcext:value-type="date">
            <text:p>2009-10-2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9-10-30" calcext:value-type="date">
            <text:p>2009-10-30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9-12-07" calcext:value-type="date">
            <text:p>2009-12-07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9-12-14" calcext:value-type="date">
            <text:p>2009-12-14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9-12-14" calcext:value-type="date">
            <text:p>2009-12-14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09-12-28" calcext:value-type="date">
            <text:p>2009-12-28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0-01-04" calcext:value-type="date">
            <text:p>2010-01-04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0-01-12" calcext:value-type="date">
            <text:p>2010-01-12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0-01-22" calcext:value-type="date">
            <text:p>2010-01-22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0-02-11" calcext:value-type="date">
            <text:p>2010-02-11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0-02-18" calcext:value-type="date">
            <text:p>2010-02-18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0-03-31" calcext:value-type="date">
            <text:p>2010-03-31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0-04-21" calcext:value-type="date">
            <text:p>2010-04-2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0-05-04" calcext:value-type="date">
            <text:p>2010-05-04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0-05-06" calcext:value-type="date">
            <text:p>2010-05-06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0-06-03" calcext:value-type="date">
            <text:p>2010-06-03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0-06-07" calcext:value-type="date">
            <text:p>2010-06-07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0-07-22" calcext:value-type="date">
            <text:p>2010-07-22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0-07-27" calcext:value-type="date">
            <text:p>2010-07-27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0-08-19" calcext:value-type="date">
            <text:p>2010-08-19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0-09-03" calcext:value-type="date">
            <text:p>2010-09-03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0-10-12" calcext:value-type="date">
            <text:p>2010-10-12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0-11-16" calcext:value-type="date">
            <text:p>2010-11-16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0-12-07" calcext:value-type="date">
            <text:p>2010-12-07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1-02-01" calcext:value-type="date">
            <text:p>2011-02-01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1-03-07" calcext:value-type="date">
            <text:p>2011-03-07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1-03-16" calcext:value-type="date">
            <text:p>2011-03-16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1-03-23" calcext:value-type="date">
            <text:p>2011-03-23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1-04-18" calcext:value-type="date">
            <text:p>2011-04-18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1-04-29" calcext:value-type="date">
            <text:p>2011-04-29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1-06-17" calcext:value-type="date">
            <text:p>2011-06-17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1-06-29" calcext:value-type="date">
            <text:p>2011-06-29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1-07-15" calcext:value-type="date">
            <text:p>2011-07-15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1-07-20" calcext:value-type="date">
            <text:p>2011-07-2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1-08-02" calcext:value-type="date">
            <text:p>2011-08-02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1-08-02" calcext:value-type="date">
            <text:p>2011-08-02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1-08-04" calcext:value-type="date">
            <text:p>2011-08-04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1-08-08" calcext:value-type="date">
            <text:p>2011-08-08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1-08-16" calcext:value-type="date">
            <text:p>2011-08-16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1-08-18" calcext:value-type="date">
            <text:p>2011-08-18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1-08-24" calcext:value-type="date">
            <text:p>2011-08-24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1-08-29" calcext:value-type="date">
            <text:p>2011-08-29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1-09-23" calcext:value-type="date">
            <text:p>2011-09-23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visibility="filter">
          <table:table-cell table:style-name="ce3" office:value-type="date" office:date-value="2011-10-10" calcext:value-type="date">
            <text:p>2011-10-10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1-10-14" calcext:value-type="date">
            <text:p>2011-10-14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1-11-01" calcext:value-type="date">
            <text:p>2011-11-01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PL" table:style-name="ta1">
        <table:table-column table:style-name="co1" table:number-columns-repeated="4" table:default-cell-style-name="ce1"/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Shares</text:p>
          </table:table-cell>
        </table:table-row>
        <table:table-row table:style-name="ro1">
          <table:table-cell table:style-name="ce3" office:value-type="date" office:date-value="2005-01-10" calcext:value-type="date">
            <text:p>2005-01-1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5-01-11" calcext:value-type="date">
            <text:p>2005-01-1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5-01-31" calcext:value-type="date">
            <text:p>2005-01-3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5-03-03" calcext:value-type="date">
            <text:p>2005-03-0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5-03-09" calcext:value-type="date">
            <text:p>2005-03-09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5-03-17" calcext:value-type="date">
            <text:p>2005-03-17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5-04-15" calcext:value-type="date">
            <text:p>2005-04-15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5-05-03" calcext:value-type="date">
            <text:p>2005-05-0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5-07-19" calcext:value-type="date">
            <text:p>2005-07-19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5-08-04" calcext:value-type="date">
            <text:p>2005-08-04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5-08-15" calcext:value-type="date">
            <text:p>2005-08-15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5-09-01" calcext:value-type="date">
            <text:p>2005-09-0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5-09-08" calcext:value-type="date">
            <text:p>2005-09-08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5-09-28" calcext:value-type="date">
            <text:p>2005-09-28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5-11-03" calcext:value-type="date">
            <text:p>2005-11-0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5-12-14" calcext:value-type="date">
            <text:p>2005-12-14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6-01-10" calcext:value-type="date">
            <text:p>2006-01-1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6-01-20" calcext:value-type="date">
            <text:p>2006-01-2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6-02-06" calcext:value-type="date">
            <text:p>2006-02-06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6-02-16" calcext:value-type="date">
            <text:p>2006-02-16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6-03-23" calcext:value-type="date">
            <text:p>2006-03-2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6-03-31" calcext:value-type="date">
            <text:p>2006-03-3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6-07-14" calcext:value-type="date">
            <text:p>2006-07-14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6-07-20" calcext:value-type="date">
            <text:p>2006-07-2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7-01-10" calcext:value-type="date">
            <text:p>2007-01-1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7-01-18" calcext:value-type="date">
            <text:p>2007-01-18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7-03-21" calcext:value-type="date">
            <text:p>2007-03-2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7-04-09" calcext:value-type="date">
            <text:p>2007-04-09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7-05-30" calcext:value-type="date">
            <text:p>2007-05-3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7-06-13" calcext:value-type="date">
            <text:p>2007-06-1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7-07-05" calcext:value-type="date">
            <text:p>2007-07-05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7-07-24" calcext:value-type="date">
            <text:p>2007-07-24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7-09-25" calcext:value-type="date">
            <text:p>2007-09-25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7-11-08" calcext:value-type="date">
            <text:p>2007-11-08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7-11-12" calcext:value-type="date">
            <text:p>2007-11-12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7-11-23" calcext:value-type="date">
            <text:p>2007-11-2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8-01-24" calcext:value-type="date">
            <text:p>2008-01-24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8-02-13" calcext:value-type="date">
            <text:p>2008-02-1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8-03-24" calcext:value-type="date">
            <text:p>2008-03-24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8-04-11" calcext:value-type="date">
            <text:p>2008-04-1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8-04-21" calcext:value-type="date">
            <text:p>2008-04-2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8-05-19" calcext:value-type="date">
            <text:p>2008-05-19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8-07-28" calcext:value-type="date">
            <text:p>2008-07-28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8-08-06" calcext:value-type="date">
            <text:p>2008-08-06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8-09-04" calcext:value-type="date">
            <text:p>2008-09-04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8-10-13" calcext:value-type="date">
            <text:p>2008-10-1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9-02-09" calcext:value-type="date">
            <text:p>2009-02-09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9-02-17" calcext:value-type="date">
            <text:p>2009-02-17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9-04-03" calcext:value-type="date">
            <text:p>2009-04-0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9-05-12" calcext:value-type="date">
            <text:p>2009-05-12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9-09-16" calcext:value-type="date">
            <text:p>2009-09-16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9-10-01" calcext:value-type="date">
            <text:p>2009-10-0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9-12-07" calcext:value-type="date">
            <text:p>2009-12-07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9-12-14" calcext:value-type="date">
            <text:p>2009-12-14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09-12-28" calcext:value-type="date">
            <text:p>2009-12-28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10-01-12" calcext:value-type="date">
            <text:p>2010-01-12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10-04-21" calcext:value-type="date">
            <text:p>2010-04-2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10-05-04" calcext:value-type="date">
            <text:p>2010-05-04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11-07-20" calcext:value-type="date">
            <text:p>2011-07-2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date" office:date-value="2011-08-04" calcext:value-type="date">
            <text:p>2011-08-04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1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OOGL" table:style-name="ta1">
        <table:table-column table:style-name="co1" table:default-cell-style-name="ce3"/>
        <table:table-column table:style-name="co1" table:number-columns-repeated="3" table:default-cell-style-name="ce1"/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Shares</text:p>
          </table:table-cell>
        </table:table-row>
        <table:table-row table:style-name="ro1">
          <table:table-cell office:value-type="date" office:date-value="2005-03-14" calcext:value-type="date">
            <text:p>2005-03-14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5-03-28" calcext:value-type="date">
            <text:p>2005-03-28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5-04-07" calcext:value-type="date">
            <text:p>2005-04-07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5-04-15" calcext:value-type="date">
            <text:p>2005-04-15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5-04-21" calcext:value-type="date">
            <text:p>2005-04-21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5-06-14" calcext:value-type="date">
            <text:p>2005-06-14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5-09-12" calcext:value-type="date">
            <text:p>2005-09-12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5-09-28" calcext:value-type="date">
            <text:p>2005-09-28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5-10-24" calcext:value-type="date">
            <text:p>2005-10-24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5-11-29" calcext:value-type="date">
            <text:p>2005-11-29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6-01-06" calcext:value-type="date">
            <text:p>2006-01-06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6-01-18" calcext:value-type="date">
            <text:p>2006-01-18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6-04-21" calcext:value-type="date">
            <text:p>2006-04-21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6-06-29" calcext:value-type="date">
            <text:p>2006-06-29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6-07-13" calcext:value-type="date">
            <text:p>2006-07-13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6-07-20" calcext:value-type="date">
            <text:p>2006-07-20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6-08-15" calcext:value-type="date">
            <text:p>2006-08-15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6-09-13" calcext:value-type="date">
            <text:p>2006-09-13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6-09-29" calcext:value-type="date">
            <text:p>2006-09-29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7-05-30" calcext:value-type="date">
            <text:p>2007-05-30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7-06-14" calcext:value-type="date">
            <text:p>2007-06-14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7-09-21" calcext:value-type="date">
            <text:p>2007-09-21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7-11-08" calcext:value-type="date">
            <text:p>2007-11-08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8-04-21" calcext:value-type="date">
            <text:p>2008-04-21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8-05-16" calcext:value-type="date">
            <text:p>2008-05-16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8-05-23" calcext:value-type="date">
            <text:p>2008-05-23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8-05-29" calcext:value-type="date">
            <text:p>2008-05-29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8-09-08" calcext:value-type="date">
            <text:p>2008-09-08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8-09-18" calcext:value-type="date">
            <text:p>2008-09-18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9-04-03" calcext:value-type="date">
            <text:p>2009-04-03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9-05-13" calcext:value-type="date">
            <text:p>2009-05-13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0-01-22" calcext:value-type="date">
            <text:p>2010-01-22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0-02-11" calcext:value-type="date">
            <text:p>2010-02-11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0-11-16" calcext:value-type="date">
            <text:p>2010-11-16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0-12-07" calcext:value-type="date">
            <text:p>2010-12-07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1-04-18" calcext:value-type="date">
            <text:p>2011-04-18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1-04-29" calcext:value-type="date">
            <text:p>2011-04-29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1-06-17" calcext:value-type="date">
            <text:p>2011-06-17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1-06-29" calcext:value-type="date">
            <text:p>2011-06-29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1-07-15" calcext:value-type="date">
            <text:p>2011-07-15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1-08-02" calcext:value-type="date">
            <text:p>2011-08-02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1-08-18" calcext:value-type="date">
            <text:p>2011-08-18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1-08-29" calcext:value-type="date">
            <text:p>2011-08-29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1-10-14" calcext:value-type="date">
            <text:p>2011-10-14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  <table:database-ranges>
        <table:database-range table:name="__Anonymous_Sheet_DB__0" table:target-range-address="VectorizeMe.A2:VectorizeMe.D194" table:display-filter-buttons="true">
          <table:filter>
            <table:filter-and>
              <table:filter-condition table:value="GOOG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9:27:45.772993844</meta:creation-date>
    <dc:date>2022-11-07T19:46:04.161792141</dc:date>
    <meta:editing-duration>PT4M34S</meta:editing-duration>
    <meta:editing-cycles>2</meta:editing-cycles>
    <meta:generator>LibreOffice/7.3.6.2$Linux_X86_64 LibreOffice_project/30$Build-2</meta:generator>
    <meta:document-statistic meta:table-count="3" meta:cell-count="1204" meta:object-count="0"/>
  </office:meta>
</office:document-meta>
</file>